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co6" style:family="table-column">
      <style:table-column-properties style:column-width="1.524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py, assign, conv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6">if (!p) </text:span><text:span text:style-name="T5">delete</text:span><text:span text:style-name="T6">[] p; </text:span></text:p>
            <text:p><text:span text:style-name="T6"><text:s text:c="6"/></text:span><text:span text:style-name="T6">p = nullptr; }</text:span></text:p>
            <text:p><text:span text:style-name="T6">};</text:span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01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=123</text:span></text:p>
              </table:table-cell>
            </table:table-row>
            <table:table-row table:style-name="ro4">
              <table:table-cell table:style-name="ce3">
                <text:p text:style-name="P12"><text:span text:style-name="T12">b.p=123</text:span></text:p>
                <text:p text:style-name="P12"><text:span text:style-name="T12">c.p=45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76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* p = new int[5];</text:span></text:p>
            <text:p><text:span text:style-name="T8"><text:s text:c="3"/></text:span><text:span text:style-name="T8">int* q = p;</text:span></text:p>
            <text:p text:style-name="P15"><text:span text:style-name="T8"><text:s text:c="3"/></text:span><text:span text:style-name="T8">delete[] q; // OK</text:span></text:p>
            <text:p text:style-name="P15"><text:span text:style-name="T8"><text:s text:c="3"/></text:span><text:span text:style-name="T8">delete[] p; // Error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h</text:span><text:span text:style-name="T3">a</text:span><text:span text:style-name="T3">ll</text:span><text:span text:style-name="T3">o</text:span><text:span text:style-name="T3">w</text:span><text:span text:style-name="T3"> </text:span><text:span text:style-name="T3">v</text:span><text:span text:style-name="T3">s</text:span><text:span text:style-name="T3">. </text:span><text:span text:style-name="T3">D</text:span><text:span text:style-name="T3">e</text:span><text:span text:style-name="T3">e</text:span><text:span text:style-name="T3">p</text:span><text:span text:style-name="T3"> </text:span><text:span text:style-name="T3">C</text:span><text:span text:style-name="T3">o</text:span><text:span text:style-name="T3">p</text:span><text:span text:style-name="T3">y</text:span></text:p>
          </draw:text-box>
        </draw:frame>
        <draw:frame draw:style-name="gr2" draw:text-style-name="P8" draw:layer="layout" svg:width="9.652cm" svg:height="16.76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text:span text:style-name="T8"><text:line-break/></text:span><text:span text:style-name="T8"> <text:s text:c="6"/>// c.p = a.p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12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18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6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Rule of Three</text:span></text:p>
          </draw:text-box>
        </draw:frame>
        <draw:frame draw:name="מציין מיקום טקסט 2" presentation:style-name="pr8" draw:text-style-name="P22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9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9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25">Copy constructor</text:span></text:p>
                      </text:list-item>
                      <text:list-item>
                        <text:p text:style-name="P20"><text:span text:style-name="T25">Destructor</text:span></text:p>
                      </text:list-item>
                      <text:list-item>
                        <text:p text:style-name="P20"><text:span text:style-name="T25">Operator =</text:span></text:p>
                      </text:list-item>
                    </text:list>
                  </text:list-item>
                  <text:list-item>
                    <text:p text:style-name="P19"><text:span text:style-name="T25">Or in other words:</text:span></text:p>
                  </text:list-item>
                </text:list>
              </text:list-item>
            </text:list>
            <text:p text:style-name="P21"><text:span text:style-name="T25">when you need one, you need all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5" draw:master-page-name="Default">
        <office:forms form:automatic-focus="false" form:apply-design-mode="false"/>
        <draw:custom-shape draw:name="מלבן 1" draw:style-name="gr6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8" draw:layer="layout" svg:width="21.478cm" svg:height="3.181cm" svg:x="2.899cm" svg:y="-0.478cm" presentation:class="title" presentation:user-transformed="true">
          <draw:text-box>
            <text:p text:style-name="P17"><text:span text:style-name="T24">A skeleton for deep copy</text:span><text:span text:style-name="T26"> (folder 1)</text:span></text:p>
          </draw:text-box>
        </draw:frame>
        <draw:custom-shape draw:name="מלבן 4" draw:style-name="gr8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27"/></text:p>
            <text:p text:style-name="P27"><text:span text:style-name="T27"/></text:p>
            <text:p text:style-name="P27"><text:span text:style-name="T28">// Copy constructor</text:span></text:p>
            <text:p text:style-name="P27"><text:span text:style-name="T29">A (const A&amp; other) : </text:span><text:span text:style-name="T30">init</text:span><text:span text:style-name="T29"> {</text:span></text:p>
            <text:p text:style-name="P28"><text:span text:style-name="T31">copy_other(other);</text:span></text:p>
            <text:p text:style-name="P27"><text:span text:style-name="T29">}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28">// </text:span><text:span text:style-name="T33">Operator = </text:span><text:span text:style-name="T34"><text:s/></text:span></text:p>
            <text:p text:style-name="P27"><text:span text:style-name="T29">A&amp; operator=(const A&amp; other) {</text:span></text:p>
            <text:p text:style-name="P28"><text:span text:style-name="T29">if (this!=&amp;other) { </text:span><text:span text:style-name="T33">// preventing problems in a=a</text:span></text:p>
            <text:p text:style-name="P28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8"><text:span text:style-name="T31"><text:s text:c="2"/></text:span><text:span text:style-name="T31">copy_other(other);</text:span></text:p>
            <text:p text:style-name="P28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30" draw:layer="layout" svg:width="8.4cm" svg:height="10.798cm" svg:x="12.3cm" svg:y="3.097cm" presentation:class="outline" presentation:user-transformed="true">
          <draw:text-box>
            <text:p text:style-name="P27"><text:span text:style-name="T33">// Destructor</text:span></text:p>
            <text:p text:style-name="P27"><text:span text:style-name="T29">~A() {</text:span></text:p>
            <text:p text:style-name="P28"><text:span text:style-name="T35">clear();</text:span></text:p>
            <text:p text:style-name="P27"><text:span text:style-name="T29">}</text:span></text:p>
            <text:p text:style-name="P27"><text:span text:style-name="T27"/></text:p>
            <text:p text:style-name="P27"><text:span text:style-name="T27"/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9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3" draw:layer="layout" svg:width="21.478cm" svg:height="6.097cm" svg:x="1.899cm" svg:y="0.146cm" presentation:class="title" presentation:user-transformed="true">
          <draw:text-box>
            <text:p text:style-name="P17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30" draw:layer="layout" svg:width="24.01cm" svg:height="15.006cm" svg:x="-0.101cm" svg:y="3.642cm" presentation:class="outline" presentation:user-transformed="true">
          <draw:text-box>
            <text:p text:style-name="P34"><text:span text:style-name="T27"/></text:p>
            <text:list text:style-name="L8">
              <text:list-item>
                <text:list>
                  <text:list-item>
                    <text:p text:style-name="P19"><text:span text:style-name="T27">Explicit casting;</text:span></text:p>
                  </text:list-item>
                  <text:list-item>
                    <text:p text:style-name="P19"><text:span text:style-name="T27">Implicit casting - when a function gets </text:span><text:span text:style-name="T39">X</text:span><text:span text:style-name="T27"> type </text:span><text:span text:style-name="T27">while it was expecting to get </text:span><text:span text:style-name="T40">Y</text:span><text:span text:style-name="T27"> type, and there is </text:span><text:span text:style-name="T27">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1"><text:span text:style-name="T27"><text:tab/></text:span><text:span text:style-name="T27">void foo(</text:span><text:span text:style-name="T40">Y y</text:span><text:span text:style-name="T27">)</text:span></text:p>
            <text:p text:style-name="P21"><text:span text:style-name="T27"><text:tab/></text:span><text:span text:style-name="T27">...</text:span></text:p>
            <text:p text:style-name="P21"><text:span text:style-name="T39"><text:tab/></text:span><text:span text:style-name="T39">X x</text:span><text:span text:style-name="T27">;</text:span></text:p>
            <text:p text:style-name="P21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9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User defined conversion</text:span><text:span text:style-name="T41"> (folders 5,6)</text:span></text:p>
          </draw:text-box>
        </draw:frame>
        <draw:frame draw:name="מציין מיקום טקסט 2" presentation:style-name="pr14" draw:text-style-name="P30" draw:layer="layout" svg:width="24.01cm" svg:height="16.916cm" svg:x="0.754cm" svg:y="3.131cm" presentation:class="outline" presentation:user-transformed="true">
          <draw:text-box>
            <text:p text:style-name="P27"><text:span text:style-name="T27">class Fraction {</text:span></text:p>
            <text:p text:style-name="P28"><text:span text:style-name="T27">...</text:span></text:p>
            <text:p text:style-name="P28"><text:span text:style-name="T40">// double --&gt; Fraction conversion</text:span></text:p>
            <text:p text:style-name="P28"><text:span text:style-name="T40">Fraction (const double&amp; d) {</text:span></text:p>
            <text:p text:style-name="P35"><text:span text:style-name="T40">...</text:span></text:p>
            <text:p text:style-name="P28"><text:span text:style-name="T40">}</text:span></text:p>
            <text:p text:style-name="P28"><text:span text:style-name="T27">...</text:span></text:p>
            <text:p text:style-name="P28"><text:span text:style-name="T39">// Fraction --&gt; double conversion</text:span></text:p>
            <text:p text:style-name="P28"><text:span text:style-name="T39">operator double() const {</text:span></text:p>
            <text:p text:style-name="P35"><text:span text:style-name="T39">...</text:span></text:p>
            <text:p text:style-name="P28"><text:span text:style-name="T39">}</text:span></text:p>
            <text:p text:style-name="P28"><text:span text:style-name="T27">..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0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8" draw:layer="layout" svg:width="26.002cm" svg:height="4.573cm" svg:x="0.699cm" svg:y="0.545cm" presentation:class="title" presentation:user-transformed="true">
          <draw:text-box>
            <text:p text:style-name="P17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30" draw:layer="layout" svg:width="24.01cm" svg:height="17.00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4"><text:span text:style-name="T45">// Did the user really wanted this?</text:span></text:p>
            <text:p text:style-name="P27"><text:span text:style-name="T43"/></text:p>
            <text:p text:style-name="P34"><text:span text:style-name="T46">The Vector and the size_t objects are not </text:span><text:span text:style-name="T46">logically the same objects!</text:span></text:p>
            <text:p text:style-name="P27"><text:span text:style-name="T27"/></text:p>
          </draw:text-box>
        </draw:frame>
        <presentation:notes draw:style-name="dp6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מציין מיקום של מספר שקופית 2" draw:style-name="gr10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3" draw:layer="layout" svg:width="21.653cm" svg:height="4.573cm" svg:x="0.699cm" svg:y="0.545cm" presentation:class="title" presentation:user-transformed="true">
          <draw:text-box>
            <text:p text:style-name="P17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30" draw:layer="layout" svg:width="24.01cm" svg:height="15.57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4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4"><text:span text:style-name="T45"/></text:p>
          </draw:text-box>
        </draw:frame>
        <presentation:notes draw:style-name="dp6">
          <draw:page-thumbnail draw:name="מציין מיקום של תמונת שקופית 1" draw:style-name="gr1" draw:layer="layout" svg:width="13.321cm" svg:height="9.996cm" svg:x="-1.662cm" svg:y="0cm" draw:page-number="11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office:forms form:automatic-focus="false" form:apply-design-mode="false"/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20-05-05">5/5/20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</text:span><text:span text:style-name="MT12">ח</text:span><text:span text:style-name="MT12">ץ </text:span><text:span text:style-name="MT12">כ</text:span><text:span text:style-name="MT12">ד</text:span><text:span text:style-name="MT12">י </text:span><text:span text:style-name="MT12">ל</text:span><text:span text:style-name="MT12">ע</text:span><text:span text:style-name="MT12">ר</text:span><text:span text:style-name="MT12">ו</text:span><text:span text:style-name="MT12">ך </text:span><text:span text:style-name="MT12">ס</text:span><text:span text:style-name="MT12">ג</text:span><text:span text:style-name="MT12">נ</text:span><text:span text:style-name="MT12">ון </text:span><text:span text:style-name="MT12">כ</text:span><text:span text:style-name="MT12">ו</text:span><text:span text:style-name="MT12">ת</text:span><text:span text:style-name="MT12">ר</text:span><text:span text:style-name="MT12">ת</text:span><text:span text:style-name="MT12"> </text:span><text:span text:style-name="MT12">ש</text:span><text:span text:style-name="MT12">ל </text:span><text:span text:style-name="MT12">ת</text:span><text:span text:style-name="MT12">ב</text:span><text:span text:style-name="MT12">נ</text:span><text:span text:style-name="MT12">י</text:span><text:span text:style-name="MT12">ת</text:span><text:span text:style-name="MT12"> </text:span><text:span text:style-name="MT12">ב</text:span><text:span text:style-name="MT12">ס</text:span><text:span text:style-name="MT12">י</text:span><text:span text:style-name="MT12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64</meta:editing-cycles>
    <meta:print-date>2006-12-12T13:43:12</meta:print-date>
    <meta:creation-date>2002-10-18T11:19:22</meta:creation-date>
    <dc:date>2020-05-05T12:44:34.995557416</dc:date>
    <meta:editing-duration>P3DT10H35M56S</meta:editing-duration>
    <meta:generator>LibreOffice/6.2.8.2$Linux_X86_64 LibreOffice_project/20$Build-2</meta:generator>
    <dc:creator>Erel Segal-Halevi</dc:creator>
    <meta:document-statistic meta:object-count="1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